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8.741cm" table:align="margins"/>
    </style:style>
    <style:style style:name="Tableau1.A" style:family="table-column">
      <style:table-column-properties style:column-width="9.372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">
      <style:text-properties officeooo:rsid="0019686b" officeooo:paragraph-rsid="0019686b"/>
    </style:style>
    <style:style style:name="P2" style:family="paragraph" style:parent-style-name="Heading_20_2">
      <style:text-properties officeooo:rsid="0019686b" officeooo:paragraph-rsid="0019686b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officeooo:rsid="0019686b" officeooo:paragraph-rsid="0019686b"/>
    </style:style>
    <style:style style:name="P5" style:family="paragraph" style:parent-style-name="Text_20_body">
      <style:text-properties officeooo:rsid="0019686b" officeooo:paragraph-rsid="0019686b"/>
    </style:style>
    <style:style style:name="P6" style:family="paragraph" style:parent-style-name="Text_20_body">
      <style:text-properties officeooo:rsid="001afa52" officeooo:paragraph-rsid="001afa52"/>
    </style:style>
    <style:style style:name="P7" style:family="paragraph" style:parent-style-name="Text_20_body">
      <style:text-properties officeooo:rsid="001ce27a" officeooo:paragraph-rsid="001ce27a"/>
    </style:style>
    <style:style style:name="P8" style:family="paragraph" style:parent-style-name="Text_20_body">
      <style:text-properties officeooo:paragraph-rsid="001ce27a"/>
    </style:style>
    <style:style style:name="P9" style:family="paragraph" style:parent-style-name="Text_20_body">
      <style:text-properties officeooo:rsid="001ecbc5" officeooo:paragraph-rsid="001ecb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86b"/>
    </style:style>
    <style:style style:name="T3" style:family="text">
      <style:text-properties style:font-name="Arial"/>
    </style:style>
    <style:style style:name="T4" style:family="text">
      <style:text-properties officeooo:rsid="001afa52"/>
    </style:style>
    <style:style style:name="T5" style:family="text">
      <style:text-properties officeooo:rsid="001ce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La possession</text:h>
      <text:h text:style-name="P2" text:outline-level="2" text:is-list-header="true">Déterminants et pronoms possessifs</text:h>
      <text:h text:style-name="Heading_20_3" text:outline-level="3">Généralités</text:h>
      <text:h text:style-name="Heading_20_4" text:outline-level="4">Introduction</text:h>
      <table:table table:name="Tableau1" table:style-name="Tableau1">
        <table:table-column table:style-name="Tableau1.A" table:number-columns-repeated="2"/>
        <table:table-row table:style-name="TableLine93825353758848">
          <table:table-cell table:style-name="Tableau1.A1" office:value-type="string">
            <text:p text:style-name="P4">Déterminants possessifs</text:p>
          </table:table-cell>
          <table:table-cell table:style-name="Tableau1.B1" office:value-type="string">
            <text:p text:style-name="P4">Pronoms possessifs</text:p>
          </table:table-cell>
        </table:table-row>
        <table:table-row table:style-name="TableLine93825353758848">
          <table:table-cell table:style-name="Tableau1.A2" office:value-type="string">
            <text:p text:style-name="P4">My</text:p>
          </table:table-cell>
          <table:table-cell table:style-name="Tableau1.B2" office:value-type="string">
            <text:p text:style-name="P4">Mine</text:p>
          </table:table-cell>
        </table:table-row>
        <table:table-row table:style-name="TableLine93825353758848">
          <table:table-cell table:style-name="Tableau1.A2" office:value-type="string">
            <text:p text:style-name="P4">Your</text:p>
          </table:table-cell>
          <table:table-cell table:style-name="Tableau1.B2" office:value-type="string">
            <text:p text:style-name="P4">Yours</text:p>
          </table:table-cell>
        </table:table-row>
        <table:table-row table:style-name="TableLine93825353758848">
          <table:table-cell table:style-name="Tableau1.A2" office:value-type="string">
            <text:p text:style-name="P4">Her</text:p>
          </table:table-cell>
          <table:table-cell table:style-name="Tableau1.B2" office:value-type="string">
            <text:p text:style-name="P4">Hers</text:p>
          </table:table-cell>
        </table:table-row>
        <table:table-row table:style-name="TableLine93825353758848">
          <table:table-cell table:style-name="Tableau1.A2" office:value-type="string">
            <text:p text:style-name="P4">His</text:p>
          </table:table-cell>
          <table:table-cell table:style-name="Tableau1.B2" office:value-type="string">
            <text:p text:style-name="P4">His</text:p>
          </table:table-cell>
        </table:table-row>
        <table:table-row table:style-name="TableLine93825353758848">
          <table:table-cell table:style-name="Tableau1.A2" office:value-type="string">
            <text:p text:style-name="P4">Its</text:p>
          </table:table-cell>
          <table:table-cell table:style-name="Tableau1.B2" office:value-type="string">
            <text:p text:style-name="P3">/</text:p>
          </table:table-cell>
        </table:table-row>
        <table:table-row table:style-name="TableLine93825353758848">
          <table:table-cell table:style-name="Tableau1.A2" office:value-type="string">
            <text:p text:style-name="P4">Our</text:p>
          </table:table-cell>
          <table:table-cell table:style-name="Tableau1.B2" office:value-type="string">
            <text:p text:style-name="P4">Ours</text:p>
          </table:table-cell>
        </table:table-row>
        <table:table-row table:style-name="TableLine93825353758848">
          <table:table-cell table:style-name="Tableau1.A2" office:value-type="string">
            <text:p text:style-name="P4">Your</text:p>
          </table:table-cell>
          <table:table-cell table:style-name="Tableau1.B2" office:value-type="string">
            <text:p text:style-name="P4">Yours</text:p>
          </table:table-cell>
        </table:table-row>
        <table:table-row table:style-name="TableLine93825353758848">
          <table:table-cell table:style-name="Tableau1.A2" office:value-type="string">
            <text:p text:style-name="P4">Their</text:p>
          </table:table-cell>
          <table:table-cell table:style-name="Tableau1.B2" office:value-type="string">
            <text:p text:style-name="P4">Theirs</text:p>
          </table:table-cell>
        </table:table-row>
      </table:table>
      <text:h text:style-name="Heading_20_4" text:outline-level="4">Choix du possessif</text:h>
      <text:p text:style-name="Text_20_body"><text:span text:style-name="T2">- Le possessif</text:span> dépend <text:span text:style-name="T1">uniquement</text:span> du possesseur, et non pas du possédé.</text:p>
      <text:p text:style-name="Text_20_body"><text:span text:style-name="T3">- À</text:span> la 3eme personne du singulier, c'est <text:span text:style-name="T2">donc </text:span>le genre du possesseur qui détermine le choix du possessif.</text:p>
      <text:h text:style-name="Heading_20_3" text:outline-level="3">La structure nom + Of + pronom possessif</text:h>
      <text:p text:style-name="P5">On l’utilise pour :</text:p>
      <text:p text:style-name="P5">- signifier simplement l'appartenance.</text:p>
      <text:p text:style-name="P5">- accentuer des sentiments positifs ou négatifs.</text:p>
      <text:h text:style-name="Heading_20_3" text:outline-level="3">Le pronom Whose</text:h>
      <text:h text:style-name="Heading_20_4" text:outline-level="4">En tant que pronom interrogatif</text:h>
      <text:p text:style-name="P6">On l’utilise pour pour identifier le possesseur.</text:p>
      <text:h text:style-name="Heading_20_4" text:outline-level="4">En tant que pronom relatif</text:h>
      <text:p text:style-name="Text_20_body"><text:span text:style-name="T4">On l’utilise </text:span>pour signifier un rapport d'appartenance entre un possesseur (animé ou non) et un possédé</text:p>
      <text:h text:style-name="Heading_20_3" text:outline-level="3">L’adjectif et le pronom Own</text:h>
      <text:p text:style-name="Text_20_body">- On <text:span text:style-name="T4">ne </text:span>peut <text:span text:style-name="T4">l’</text:span>utiliser <text:span text:style-name="T4">qu’</text:span>après un adjectif possessif ou un génitif en s.</text:p>
      <text:p text:style-name="Text_20_body"><text:span text:style-name="T4">- Il</text:span> peut être un adjectif possessif.</text:p>
      <text:p text:style-name="Text_20_body">- <text:span text:style-name="T4">Il</text:span> peut être un pronom possessif.</text:p>
      <text:p text:style-name="Text_20_body">- <text:span text:style-name="T4">Il </text:span>accentue le rapport de possession et peut donner à la phrase un aspect théâtral.</text:p>
      <text:h text:style-name="Heading_20_2" text:outline-level="2"><text:soft-page-break/>Le génitif</text:h>
      <text:h text:style-name="Heading_20_3" text:outline-level="3">Généralités</text:h>
      <text:h text:style-name="Heading_20_4" text:outline-level="4">Un seul possesseur</text:h>
      <text:p text:style-name="P7">- On ajoute 's à la suite du possesseur</text:p>
      <text:p text:style-name="P7">⚠ Si le nom de l'unique possesseur finit en -s, on forme le génitif en ajoutant uniquement l'apostrophe à la suite du possesseur.</text:p>
      <text:h text:style-name="Heading_20_4" text:outline-level="4">Plusieurs possesseurs</text:h>
      <text:p text:style-name="Text_20_body">La formation du génitif dépend <text:span text:style-name="T5">alors </text:span>du nombre de possédés :</text:p>
      <text:p text:style-name="Text_20_body">- Si plusieurs possesseurs possèdent un <text:span text:style-name="T1">unique</text:span> possédé et le <text:span text:style-name="T1">partagent</text:span>, alors on forme le génitif en ajoutant 's à la suite du <text:span text:style-name="T1">groupe nominal qui désigne les possesseurs.</text:span></text:p>
      <text:p text:style-name="Text_20_body">- Si chacun des possesseurs possède un ou plusieurs possédés <text:span text:style-name="T1">qu'il ne partage pas</text:span> avec les autres possesseurs, alors on forme le génitif en ajoutant 's à la suite de <text:span text:style-name="T1">chaque</text:span> possesseur cité dans le groupe nominal des possesseurs.</text:p>
      <text:p text:style-name="P8"><text:span text:style-name="T5">⚠ </text:span>Comme dans le cas d'un unique possesseur, le cas possessif 's devient une apostrophe simple si on l'ajoute à un nom qui finit déjà en -s.</text:p>
      <text:h text:style-name="Heading_20_4" text:outline-level="4">Utilisation</text:h>
      <text:p text:style-name="Text_20_body">On peut utiliser le cas possessif lorsque le génitif appartient aux :</text:p>
      <text:p text:style-name="Text_20_body">- Êtres humains</text:p>
      <text:p text:style-name="Text_20_body">- Animaux</text:p>
      <text:p text:style-name="Text_20_body">- Continent, pays, régions, états, villes, etc.</text:p>
      <text:p text:style-name="Text_20_body">- Mesures de temps ou de distance</text:p>
      <text:p text:style-name="Text_20_body">- Lieux</text:p>
      <text:h text:style-name="Heading_20_3" text:outline-level="3">La préposition Of</text:h>
      <text:h text:style-name="Heading_20_4" text:outline-level="4">Avec des possesseurs humain</text:h>
      <text:p text:style-name="P9">Avec des possesseurs humains, of est obligatoire lorsque :</text:p>
      <text:p text:style-name="P9">- Le possesseur est déterminé par plusieurs mots (adjectif ou CDN par ex), ce qui alourdit la structure.</text:p>
      <text:p text:style-name="P9">- Le possesseur est suivi d'une proposition relative.</text:p>
      <text:h text:style-name="Heading_20_4" text:outline-level="4">Avec des possesseurs inanimés</text:h>
      <text:p text:style-name="P9">- On utilise généralement of avec des possesseurs inanimé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1H6M10S</meta:editing-duration>
    <meta:editing-cycles>14</meta:editing-cycles>
    <meta:generator>LibreOffice/7.3.4.2$Linux_X86_64 LibreOffice_project/30$Build-2</meta:generator>
    <dc:title>TST</dc:title>
    <dc:date>2022-07-25T10:25:22.318887471</dc:date>
    <meta:document-statistic meta:table-count="1" meta:image-count="0" meta:object-count="0" meta:page-count="2" meta:paragraph-count="63" meta:word-count="405" meta:character-count="2351" meta:non-whitespace-character-count="2009"/>
    <meta:template xlink:type="simple" xlink:actuate="onRequest" xlink:title="TST" xlink:href="../../../../../.config/libreoffice/4/user/template/TST.ott" meta:date="2022-07-24T14:18:57.807227489"/>
  </office:meta>
</office:document-meta>
</file>